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 style:family="paragraph" style:parent-style-name="Standard" style:list-style-name="WWNum1">
      <style:paragraph-properties fo:margin-left="0.5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3" style:family="paragraph" style:parent-style-name="Standard" style:master-page-name="Standard">
      <style:paragraph-properties style:page-number="1"/>
    </style:style>
    <style:style style:name="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utinas almacenadas – Ejercicio 1</text:p>
      <text:p text:style-name="Standard"><text:bookmark text:name="_heading=h.gjdgxs"/>Base de datos: inmobiliaria.</text:p>
      <text:p text:style-name="Standard">Programar cada una de las rutinas que se solicitan en los siguientes puntos. Utilizar las rutinas para probar su funcionamiento.</text:p>
      <text:list xml:id="list550864687" text:style-name="WWNum1">
        <text:list-item>
          <text:p text:style-name="P1"><text:span text:style-name="T1">Realizar los procedimientos que permitan insertar datos en cada uno de las tablas de la base inmobiliaria</text:span></text:p>
        </text:list-item>
        <text:list-item>
          <text:p text:style-name="P1"><text:span text:style-name="T1">Realizar un procedimiento que permita actualizar los datos de un vendedor</text:span></text:p>
        </text:list-item>
        <text:list-item>
          <text:p text:style-name="P2"><text:span text:style-name="T1">Realizar una función que permita calcular el promedio del precio de venta para el mes y año enviado como parámetro. <text:s/>La función deberá tener además un tercer parámetro para el tipo de operación. Si el tipo de operación es distinto de cero deberá calcular el promedio para el tipo de operación indicada. De lo contrario, calculará el promedio general para el mes indicad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03T19:54:00</meta:creation-date>
    <meta:initial-creator>Ana Romanini</meta:initial-creator>
    <meta:document-statistic meta:table-count="0" meta:image-count="0" meta:object-count="0" meta:page-count="1" meta:paragraph-count="6" meta:word-count="122" meta:character-count="743" meta:non-whitespace-character-count="628"/>
    <meta:generator>LibreOfficeDev/6.0.5.2$Linux_X86_64 LibreOffice_project/</meta:generator>
  </office:meta>
</office:document-meta>
</file>